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0000" draw:marker-start-width="0.276cm" draw:marker-end-width="0.276cm" draw:fill="none" draw:fill-color="#ffffff" draw:textarea-horizontal-align="left" draw:auto-grow-height="true" draw:auto-grow-width="false" fo:min-height="1.411cm" fo:min-width="0cm" fo:padding-top="0.15cm" fo:padding-bottom="0.15cm" fo:padding-left="0.275cm" fo:padding-right="0.27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58cm" svg:height="1.657cm" svg:x="1.057cm" svg:y="1.074cm">
          <draw:text-box>
            <text:p>for ch in “abc”:</text:p>
            <text:p><text:s text:c="4"/>print(2*ch)</text:p>
          </draw:text-box>
        </draw:frame>
        <draw:frame draw:style-name="gr2" draw:text-style-name="P3" draw:layer="layout" svg:width="2.775cm" svg:height="1.707cm" svg:x="6.607cm" svg:y="1.218cm">
          <draw:text-box>
            <text:p text:style-name="P2">loop</text:p>
            <text:p text:style-name="P2">variable</text:p>
          </draw:text-box>
        </draw:frame>
        <draw:frame draw:style-name="gr3" draw:text-style-name="P3" draw:layer="layout" svg:width="3.198cm" svg:height="1.711cm" svg:x="15.998cm" svg:y="1.241cm">
          <draw:text-box>
            <text:p text:style-name="P2">collection</text:p>
          </draw:text-box>
        </draw:frame>
        <draw:frame draw:style-name="gr2" draw:text-style-name="P3" draw:layer="layout" svg:width="1.928cm" svg:height="1.707cm" svg:x="11.203cm" svg:y="5.933cm">
          <draw:text-box>
            <text:p text:style-name="P2">loop</text:p>
            <text:p text:style-name="P2">bod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8T16:35:59.842096000</meta:creation-date>
    <dc:date>2015-10-18T16:45:12.213422000</dc:date>
    <meta:editing-duration>PT9M12S</meta:editing-duration>
    <meta:editing-cycles>3</meta:editing-cycles>
    <meta:generator>LibreOffice/4.4.2.2$MacOSX_X86_64 LibreOffice_project/c4c7d32d0d49397cad38d62472b0bc8acff48dd6</meta:generator>
    <meta:document-statistic meta:object-count="4"/>
  </office:meta>
</office:document-meta>
</file>